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urisa" svg:font-family="Purisa" style:font-adornments="Regularn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06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726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2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Spr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NEED</text:p>
          </table:table-cell>
          <table:table-cell office:value-type="string">
            <text:p>GOT</text:p>
          </table:table-cell>
        </table:table-row>
        <table:table-row table:style-name="ro2">
          <table:table-cell office:value-type="string">
            <text:p>cargo contain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drone curso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air lock doors and chasi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incinera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bio scann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string">
            <text:p>cargo room backgrou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3" table:number-rows-repeated="104856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FX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NEED</text:p>
          </table:table-cell>
          <table:table-cell office:value-type="string">
            <text:p>GOT</text:p>
          </table:table-cell>
          <table:table-cell table:number-columns-repeated="6"/>
        </table:table-row>
        <table:table-row table:style-name="ro2">
          <table:table-cell office:value-type="string">
            <text:p>Space ambienc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ound from space 2 and 3</text:p>
          </table:table-cell>
          <table:table-cell table:number-columns-repeated="5"/>
        </table:table-row>
        <table:table-row table:style-name="ro3">
          <table:table-cell office:value-type="string">
            <text:p>drone flying soun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drone grabbing soun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obot talking 4 and robot talking 5</text:p>
          </table:table-cell>
          <table:table-cell table:number-columns-repeated="5"/>
        </table:table-row>
        <table:table-row table:style-name="ro3">
          <table:table-cell office:value-type="string">
            <text:p>air lock (open and close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ig distant thump 3 and 5</text:p>
          </table:table-cell>
          <table:table-cell table:number-columns-repeated="5"/>
        </table:table-row>
        <table:table-row table:style-name="ro3">
          <table:table-cell office:value-type="string">
            <text:p>things getting suc to sp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ir duster 5</text:p>
          </table:table-cell>
          <table:table-cell office:value-type="string">
            <text:p>woosh 25</text:p>
          </table:table-cell>
          <table:table-cell table:number-columns-repeated="4"/>
        </table:table-row>
        <table:table-row table:style-name="ro3">
          <table:table-cell office:value-type="string">
            <text:p>incinerat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elevator swit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 office:value-type="string">
            <text:p>barrel bumpin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ody hits metal 10 and 11</text:p>
          </table:table-cell>
          <table:table-cell table:number-columns-repeated="5"/>
        </table:table-row>
        <table:table-row table:style-name="ro3">
          <table:table-cell office:value-type="string">
            <text:p>bio scan (work and finished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lien space probe 9</text:p>
          </table:table-cell>
          <table:table-cell table:number-columns-repeated="5"/>
        </table:table-row>
        <table:table-row table:style-name="ro3">
          <table:table-cell table:style-name="ce1" office:value-type="string">
            <text:p>futuristic UI 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obot bug 1, 10 and 11</text:p>
          </table:table-cell>
          <table:table-cell table:number-columns-repeated="2"/>
          <table:table-cell office:value-type="string">
            <text:p>(error, confirm, click)</text:p>
          </table:table-cell>
          <table:table-cell table:number-columns-repeated="2"/>
        </table:table-row>
        <table:table-row table:style-name="ro3">
          <table:table-cell office:value-type="string">
            <text:p>comuinication started / ende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art - robot from the ocean 9</text:p>
          </table:table-cell>
          <table:table-cell table:number-columns-repeated="4"/>
          <table:table-cell office:value-type="string">
            <text:p>end - robot from the ocean 4</text:p>
          </table:table-cell>
        </table:table-row>
        <table:table-row table:style-name="ro3">
          <table:table-cell office:value-type="string">
            <text:p>barrels when move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oo 6 and 7</text:p>
          </table:table-cell>
          <table:table-cell table:number-columns-repeated="5"/>
        </table:table-row>
        <table:table-row table:style-name="ro3">
          <table:table-cell office:value-type="string">
            <text:p>ship start / end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pace horn 1 and 6</text:p>
          </table:table-cell>
          <table:table-cell table:number-columns-repeated="5"/>
        </table:table-row>
        <table:table-row table:style-name="ro3">
          <table:table-cell office:value-type="string">
            <text:p>crate bumping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metal hit floor medium 1 and 3</text:p>
          </table:table-cell>
          <table:table-cell table:number-columns-repeated="5"/>
        </table:table-row>
        <table:table-row table:style-name="ro3" table:number-rows-repeated="1048560">
          <table:table-cell table:number-columns-repeated="9"/>
        </table:table-row>
        <table:table-row table:style-name="ro3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urisa" svg:font-family="Purisa" style:font-adornments="Regularn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="Purisa" fo:font-size="18pt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7">17.03.2024</text:date>, <text:time>18:05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0T19:45:27.384505503</meta:creation-date>
    <meta:generator>OpenOffice/4.1.13$Win32 OpenOffice.org_project/4113m1$Build-9810</meta:generator>
    <dc:date>2024-03-17T18:05:30.05</dc:date>
    <meta:editing-duration>PT7H14M59S</meta:editing-duration>
    <meta:editing-cycles>18</meta:editing-cycles>
    <dc:creator>Jakub </dc:creator>
    <meta:document-statistic meta:table-count="2" meta:cell-count="80" meta:object-count="0"/>
  </office:meta>
</office:document-meta>
</file>